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86c" officeooo:paragraph-rsid="00072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drożenie plan harmonogram według mnie jak powinien wygladać :</text:p>
      <text:p text:style-name="P1"/>
      <text:p text:style-name="P1">1. Rozpalowanie i rozdzielenie wszystich zadan na Redmian/Gira</text:p>
      <text:p text:style-name="P1"/>
      <text:p text:style-name="P1">2. Wypchnięcie kodu z zmianami na Gita</text:p>
      <text:p text:style-name="P1"/>
      <text:p text:style-name="P1">3. Po zakończonym etapie implementacji wszystich tasków, próba zbudowania <text:s/>aplikacji na jenkinsie(mobilnej) na jenkinisie w celu budowania w jednolitym srodowisku które łączy ze sobą wsystkich programistów.</text:p>
      <text:p text:style-name="P1"/>
      <text:p text:style-name="P1">4. Poprawne zbudowanie nowej wersji aplikacji, oraz wstępne sprawdzenie przez developera</text:p>
      <text:p text:style-name="P1"/>
      <text:p text:style-name="P1">5. Po prawidowym zbudowaniu aplikacji programista przekazuje koledze swój kod w celu zrobienia review i wyszukaniu ewentualnychy bugów,</text:p>
      <text:p text:style-name="P1"/>
      <text:p text:style-name="P1">6. Oddanie aplikacji w rece testera, jeżeli wersja jest poprawna punkt 7 jeżeli nie tester wypisuje nowy task i trafia on znowu na punkt 1.</text:p>
      <text:p text:style-name="P1"/>
      <text:p text:style-name="P1">7 . Potwierdzenie Menagerowi przez szefa testerów ze aplikacja została zbudowana i bledy które wystepuja których nie ma, ogólnie powiedzenie statudu aplikacji, na tej postawie menager podejmuje decysje czy wrzucac aplikacje do skleu Google na beta testy,</text:p>
      <text:p text:style-name="P1"/>
      <text:p text:style-name="P1">8. Jezeli aplikacja został a wrzucona na beta testy jeszcze raz zostaje poddana testom przez testerów w telu unikniecia błędów i kompromitacji firmy.</text:p>
      <text:p text:style-name="P1"/>
      <text:p text:style-name="P1">9. Jezeli wszystko wypadnie ok to aplikacja jest oficjalnie wrzuocona do sklepu play, co ogólnie zajmuje to ok 2 h,</text:p>
      <text:p text:style-name="P1"/>
      <text:p text:style-name="P1">10 . powiadamainy jest klient ze jego wersja aplikacji jest już na sklepie</text:p>
      <text:p text:style-name="P1"/>
      <text:p text:style-name="P1"/>
      <text:p text:style-name="P1"/>
      <text:p text:style-name="P1">W wypadku weba i firebase sytuacja jest identyczna ścieżka rozwojowa aplikacji według mnie idealnie powinna wygladac tak jak jest opisana powyż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56:56.683158317</meta:creation-date>
    <dc:date>2017-05-09T14:00:26.86122296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18" meta:character-count="1468" meta:non-whitespace-character-count="1261"/>
  </office:meta>
</office:document-meta>
</file>